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2.0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]=&quot;x&quot;; [.K5];IF([.C5]=&quot;x&quot;;[.L5];IF([.D5]=&quot;x&quot;;[.M5];IF([.E5]=&quot;x&quot;;[.N5];IF([.F5]=&quot;x&quot;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]=&quot;x&quot;; [.K6];IF([.C6]=&quot;x&quot;;[.L6];IF([.D6]=&quot;x&quot;;[.M6];IF([.E6]=&quot;x&quot;;[.N6];IF([.F6]=&quot;x&quot;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]=&quot;x&quot;; [.K7];IF([.C7]=&quot;x&quot;;[.L7];IF([.D7]=&quot;x&quot;;[.M7];IF([.E7]=&quot;x&quot;;[.N7];IF([.F7]=&quot;x&quot;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]=&quot;x&quot;; [.K8];IF([.C8]=&quot;x&quot;;[.L8];IF([.D8]=&quot;x&quot;;[.M8];IF([.E8]=&quot;x&quot;;[.N8];IF([.F8]=&quot;x&quot;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]=&quot;x&quot;; [.K9];IF([.C9]=&quot;x&quot;;[.L9];IF([.D9]=&quot;x&quot;;[.M9];IF([.E9]=&quot;x&quot;;[.N9];IF([.F9]=&quot;x&quot;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]=&quot;x&quot;; [.K10];IF([.C10]=&quot;x&quot;;[.L10];IF([.D10]=&quot;x&quot;;[.M10];IF([.E10]=&quot;x&quot;;[.N10];IF([.F10]=&quot;x&quot;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]=&quot;x&quot;; [.K11];IF([.C11]=&quot;x&quot;;[.L11];IF([.D11]=&quot;x&quot;;[.M11];IF([.E11]=&quot;x&quot;;[.N11];IF([.F11]=&quot;x&quot;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]=&quot;x&quot;; [.K12];IF([.C12]=&quot;x&quot;;[.L12];IF([.D12]=&quot;x&quot;;[.M12];IF([.E12]=&quot;x&quot;;[.N12];IF([.F12]=&quot;x&quot;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]=&quot;x&quot;; [.K13];IF([.C13]=&quot;x&quot;;[.L13];IF([.D13]=&quot;x&quot;;[.M13];IF([.E13]=&quot;x&quot;;[.N13];IF([.F13]=&quot;x&quot;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]=&quot;x&quot;; [.K14];IF([.C14]=&quot;x&quot;;[.L14];IF([.D14]=&quot;x&quot;;[.M14];IF([.E14]=&quot;x&quot;;[.N14];IF([.F14]=&quot;x&quot;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]=&quot;x&quot;; [.K15];IF([.C15]=&quot;x&quot;;[.L15];IF([.D15]=&quot;x&quot;;[.M15];IF([.E15]=&quot;x&quot;;[.N15];IF([.F15]=&quot;x&quot;;[.O1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]=&quot;x&quot;; [.K16];IF([.C16]=&quot;x&quot;;[.L16];IF([.D16]=&quot;x&quot;;[.M16];IF([.E16]=&quot;x&quot;;[.N16];IF([.F16]=&quot;x&quot;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]=&quot;x&quot;; [.K17];IF([.C17]=&quot;x&quot;;[.L17];IF([.D17]=&quot;x&quot;;[.M17];IF([.E17]=&quot;x&quot;;[.N17];IF([.F17]=&quot;x&quot;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]=&quot;x&quot;; [.K18];IF([.C18]=&quot;x&quot;;[.L18];IF([.D18]=&quot;x&quot;;[.M18];IF([.E18]=&quot;x&quot;;[.N18];IF([.F18]=&quot;x&quot;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]=&quot;x&quot;; [.K19];IF([.C19]=&quot;x&quot;;[.L19];IF([.D19]=&quot;x&quot;;[.M19];IF([.E19]=&quot;x&quot;;[.N19];IF([.F19]=&quot;x&quot;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]=&quot;x&quot;; [.K20];IF([.C20]=&quot;x&quot;;[.L20];IF([.D20]=&quot;x&quot;;[.M20];IF([.E20]=&quot;x&quot;;[.N20];IF([.F20]=&quot;x&quot;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]=&quot;x&quot;; [.K21];IF([.C21]=&quot;x&quot;;[.L21];IF([.D21]=&quot;x&quot;;[.M21];IF([.E21]=&quot;x&quot;;[.N21];IF([.F21]=&quot;x&quot;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]=&quot;x&quot;; [.K22];IF([.C22]=&quot;x&quot;;[.L22];IF([.D22]=&quot;x&quot;;[.M22];IF([.E22]=&quot;x&quot;;[.N22];IF([.F22]=&quot;x&quot;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]=&quot;x&quot;; [.K23];IF([.C23]=&quot;x&quot;;[.L23];IF([.D23]=&quot;x&quot;;[.M23];IF([.E23]=&quot;x&quot;;[.N23];IF([.F23]=&quot;x&quot;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]=&quot;x&quot;; [.K24];IF([.C24]=&quot;x&quot;;[.L24];IF([.D24]=&quot;x&quot;;[.M24];IF([.E24]=&quot;x&quot;;[.N24];IF([.F24]=&quot;x&quot;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]=&quot;x&quot;; [.K25];IF([.C25]=&quot;x&quot;;[.L25];IF([.D25]=&quot;x&quot;;[.M25];IF([.E25]=&quot;x&quot;;[.N25];IF([.F25]=&quot;x&quot;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]=&quot;x&quot;; [.K26];IF([.C26]=&quot;x&quot;;[.L26];IF([.D26]=&quot;x&quot;;[.M26];IF([.E26]=&quot;x&quot;;[.N26];IF([.F26]=&quot;x&quot;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]=&quot;x&quot;; [.K27];IF([.C27]=&quot;x&quot;;[.L27];IF([.D27]=&quot;x&quot;;[.M27];IF([.E27]=&quot;x&quot;;[.N27];IF([.F27]=&quot;x&quot;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]=&quot;x&quot;; [.K28];IF([.C28]=&quot;x&quot;;[.L28];IF([.D28]=&quot;x&quot;;[.M28];IF([.E28]=&quot;x&quot;;[.N28];IF([.F28]=&quot;x&quot;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]=&quot;x&quot;; [.K29];IF([.C29]=&quot;x&quot;;[.L29];IF([.D29]=&quot;x&quot;;[.M29];IF([.E29]=&quot;x&quot;;[.N29];IF([.F29]=&quot;x&quot;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]=&quot;x&quot;; [.K30];IF([.C30]=&quot;x&quot;;[.L30];IF([.D30]=&quot;x&quot;;[.M30];IF([.E30]=&quot;x&quot;;[.N30];IF([.F30]=&quot;x&quot;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1]=&quot;x&quot;; [.K31];IF([.C31]=&quot;x&quot;;[.L31];IF([.D31]=&quot;x&quot;;[.M31];IF([.E31]=&quot;x&quot;;[.N31];IF([.F31]=&quot;x&quot;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2]=&quot;x&quot;; [.K32];IF([.C32]=&quot;x&quot;;[.L32];IF([.D32]=&quot;x&quot;;[.M32];IF([.E32]=&quot;x&quot;;[.N32];IF([.F32]=&quot;x&quot;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3]=&quot;x&quot;; [.K33];IF([.C33]=&quot;x&quot;;[.L33];IF([.D33]=&quot;x&quot;;[.M33];IF([.E33]=&quot;x&quot;;[.N33];IF([.F33]=&quot;x&quot;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4]=&quot;x&quot;; [.K34];IF([.C34]=&quot;x&quot;;[.L34];IF([.D34]=&quot;x&quot;;[.M34];IF([.E34]=&quot;x&quot;;[.N34];IF([.F34]=&quot;x&quot;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5]=&quot;x&quot;; [.K35];IF([.C35]=&quot;x&quot;;[.L35];IF([.D35]=&quot;x&quot;;[.M35];IF([.E35]=&quot;x&quot;;[.N35];IF([.F35]=&quot;x&quot;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6]=&quot;x&quot;; [.K36];IF([.C36]=&quot;x&quot;;[.L36];IF([.D36]=&quot;x&quot;;[.M36];IF([.E36]=&quot;x&quot;;[.N36];IF([.F36]=&quot;x&quot;;[.O3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7]=&quot;x&quot;; [.K37];IF([.C37]=&quot;x&quot;;[.L37];IF([.D37]=&quot;x&quot;;[.M37];IF([.E37]=&quot;x&quot;;[.N37];IF([.F37]=&quot;x&quot;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8]=&quot;x&quot;; [.K38];IF([.C38]=&quot;x&quot;;[.L38];IF([.D38]=&quot;x&quot;;[.M38];IF([.E38]=&quot;x&quot;;[.N38];IF([.F38]=&quot;x&quot;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9]=&quot;x&quot;; [.K39];IF([.C39]=&quot;x&quot;;[.L39];IF([.D39]=&quot;x&quot;;[.M39];IF([.E39]=&quot;x&quot;;[.N39];IF([.F39]=&quot;x&quot;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0]=&quot;x&quot;; [.K40];IF([.C40]=&quot;x&quot;;[.L40];IF([.D40]=&quot;x&quot;;[.M40];IF([.E40]=&quot;x&quot;;[.N40];IF([.F40]=&quot;x&quot;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1]=&quot;x&quot;; [.K41];IF([.C41]=&quot;x&quot;;[.L41];IF([.D41]=&quot;x&quot;;[.M41];IF([.E41]=&quot;x&quot;;[.N41];IF([.F41]=&quot;x&quot;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2]=&quot;x&quot;; [.K42];IF([.C42]=&quot;x&quot;;[.L42];IF([.D42]=&quot;x&quot;;[.M42];IF([.E42]=&quot;x&quot;;[.N42];IF([.F42]=&quot;x&quot;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3]=&quot;x&quot;; [.K43];IF([.C43]=&quot;x&quot;;[.L43];IF([.D43]=&quot;x&quot;;[.M43];IF([.E43]=&quot;x&quot;;[.N43];IF([.F43]=&quot;x&quot;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4]=&quot;x&quot;; [.K44];IF([.C44]=&quot;x&quot;;[.L44];IF([.D44]=&quot;x&quot;;[.M44];IF([.E44]=&quot;x&quot;;[.N44];IF([.F44]=&quot;x&quot;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5]=&quot;x&quot;; [.K45];IF([.C45]=&quot;x&quot;;[.L45];IF([.D45]=&quot;x&quot;;[.M45];IF([.E45]=&quot;x&quot;;[.N45];IF([.F45]=&quot;x&quot;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6]=&quot;x&quot;; [.K46];IF([.C46]=&quot;x&quot;;[.L46];IF([.D46]=&quot;x&quot;;[.M46];IF([.E46]=&quot;x&quot;;[.N46];IF([.F46]=&quot;x&quot;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7]=&quot;x&quot;; [.K47];IF([.C47]=&quot;x&quot;;[.L47];IF([.D47]=&quot;x&quot;;[.M47];IF([.E47]=&quot;x&quot;;[.N47];IF([.F47]=&quot;x&quot;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8]=&quot;x&quot;; [.K48];IF([.C48]=&quot;x&quot;;[.L48];IF([.D48]=&quot;x&quot;;[.M48];IF([.E48]=&quot;x&quot;;[.N48];IF([.F48]=&quot;x&quot;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9]=&quot;x&quot;; [.K49];IF([.C49]=&quot;x&quot;;[.L49];IF([.D49]=&quot;x&quot;;[.M49];IF([.E49]=&quot;x&quot;;[.N49];IF([.F49]=&quot;x&quot;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0]=&quot;x&quot;; [.K50];IF([.C50]=&quot;x&quot;;[.L50];IF([.D50]=&quot;x&quot;;[.M50];IF([.E50]=&quot;x&quot;;[.N50];IF([.F50]=&quot;x&quot;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1]=&quot;x&quot;; [.K51];IF([.C51]=&quot;x&quot;;[.L51];IF([.D51]=&quot;x&quot;;[.M51];IF([.E51]=&quot;x&quot;;[.N51];IF([.F51]=&quot;x&quot;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2]=&quot;x&quot;; [.K52];IF([.C52]=&quot;x&quot;;[.L52];IF([.D52]=&quot;x&quot;;[.M52];IF([.E52]=&quot;x&quot;;[.N52];IF([.F52]=&quot;x&quot;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3]=&quot;x&quot;; [.K53];IF([.C53]=&quot;x&quot;;[.L53];IF([.D53]=&quot;x&quot;;[.M53];IF([.E53]=&quot;x&quot;;[.N53];IF([.F53]=&quot;x&quot;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4]=&quot;x&quot;; [.K54];IF([.C54]=&quot;x&quot;;[.L54];IF([.D54]=&quot;x&quot;;[.M54];IF([.E54]=&quot;x&quot;;[.N54];IF([.F54]=&quot;x&quot;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5]=&quot;x&quot;; [.K55];IF([.C55]=&quot;x&quot;;[.L55];IF([.D55]=&quot;x&quot;;[.M55];IF([.E55]=&quot;x&quot;;[.N55];IF([.F55]=&quot;x&quot;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6]=&quot;x&quot;; [.K56];IF([.C56]=&quot;x&quot;;[.L56];IF([.D56]=&quot;x&quot;;[.M56];IF([.E56]=&quot;x&quot;;[.N56];IF([.F56]=&quot;x&quot;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7]=&quot;x&quot;; [.K57];IF([.C57]=&quot;x&quot;;[.L57];IF([.D57]=&quot;x&quot;;[.M57];IF([.E57]=&quot;x&quot;;[.N57];IF([.F57]=&quot;x&quot;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8]=&quot;x&quot;; [.K58];IF([.C58]=&quot;x&quot;;[.L58];IF([.D58]=&quot;x&quot;;[.M58];IF([.E58]=&quot;x&quot;;[.N58];IF([.F58]=&quot;x&quot;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9]=&quot;x&quot;; [.K59];IF([.C59]=&quot;x&quot;;[.L59];IF([.D59]=&quot;x&quot;;[.M59];IF([.E59]=&quot;x&quot;;[.N59];IF([.F59]=&quot;x&quot;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0]=&quot;x&quot;; [.K60];IF([.C60]=&quot;x&quot;;[.L60];IF([.D60]=&quot;x&quot;;[.M60];IF([.E60]=&quot;x&quot;;[.N60];IF([.F60]=&quot;x&quot;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1]=&quot;x&quot;; [.K61];IF([.C61]=&quot;x&quot;;[.L61];IF([.D61]=&quot;x&quot;;[.M61];IF([.E61]=&quot;x&quot;;[.N61];IF([.F61]=&quot;x&quot;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2]=&quot;x&quot;; [.K62];IF([.C62]=&quot;x&quot;;[.L62];IF([.D62]=&quot;x&quot;;[.M62];IF([.E62]=&quot;x&quot;;[.N62];IF([.F62]=&quot;x&quot;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3]=&quot;x&quot;; [.K63];IF([.C63]=&quot;x&quot;;[.L63];IF([.D63]=&quot;x&quot;;[.M63];IF([.E63]=&quot;x&quot;;[.N63];IF([.F63]=&quot;x&quot;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4]=&quot;x&quot;; [.K64];IF([.C64]=&quot;x&quot;;[.L64];IF([.D64]=&quot;x&quot;;[.M64];IF([.E64]=&quot;x&quot;;[.N64];IF([.F64]=&quot;x&quot;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5]=&quot;x&quot;; [.K65];IF([.C65]=&quot;x&quot;;[.L65];IF([.D65]=&quot;x&quot;;[.M65];IF([.E65]=&quot;x&quot;;[.N65];IF([.F65]=&quot;x&quot;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6]=&quot;x&quot;; [.K66];IF([.C66]=&quot;x&quot;;[.L66];IF([.D66]=&quot;x&quot;;[.M66];IF([.E66]=&quot;x&quot;;[.N66];IF([.F66]=&quot;x&quot;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7]=&quot;x&quot;; [.K67];IF([.C67]=&quot;x&quot;;[.L67];IF([.D67]=&quot;x&quot;;[.M67];IF([.E67]=&quot;x&quot;;[.N67];IF([.F67]=&quot;x&quot;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8]=&quot;x&quot;; [.K68];IF([.C68]=&quot;x&quot;;[.L68];IF([.D68]=&quot;x&quot;;[.M68];IF([.E68]=&quot;x&quot;;[.N68];IF([.F68]=&quot;x&quot;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9]=&quot;x&quot;; [.K69];IF([.C69]=&quot;x&quot;;[.L69];IF([.D69]=&quot;x&quot;;[.M69];IF([.E69]=&quot;x&quot;;[.N69];IF([.F69]=&quot;x&quot;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0]=&quot;x&quot;; [.K70];IF([.C70]=&quot;x&quot;;[.L70];IF([.D70]=&quot;x&quot;;[.M70];IF([.E70]=&quot;x&quot;;[.N70];IF([.F70]=&quot;x&quot;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1]=&quot;x&quot;; [.K71];IF([.C71]=&quot;x&quot;;[.L71];IF([.D71]=&quot;x&quot;;[.M71];IF([.E71]=&quot;x&quot;;[.N71];IF([.F71]=&quot;x&quot;;[.O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2]=&quot;x&quot;; [.K72];IF([.C72]=&quot;x&quot;;[.L72];IF([.D72]=&quot;x&quot;;[.M72];IF([.E72]=&quot;x&quot;;[.N72];IF([.F72]=&quot;x&quot;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3]=&quot;x&quot;; [.K73];IF([.C73]=&quot;x&quot;;[.L73];IF([.D73]=&quot;x&quot;;[.M73];IF([.E73]=&quot;x&quot;;[.N73];IF([.F73]=&quot;x&quot;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4]=&quot;x&quot;; [.K74];IF([.C74]=&quot;x&quot;;[.L74];IF([.D74]=&quot;x&quot;;[.M74];IF([.E74]=&quot;x&quot;;[.N74];IF([.F74]=&quot;x&quot;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5]=&quot;x&quot;; [.K75];IF([.C75]=&quot;x&quot;;[.L75];IF([.D75]=&quot;x&quot;;[.M75];IF([.E75]=&quot;x&quot;;[.N75];IF([.F75]=&quot;x&quot;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6]=&quot;x&quot;; [.K76];IF([.C76]=&quot;x&quot;;[.L76];IF([.D76]=&quot;x&quot;;[.M76];IF([.E76]=&quot;x&quot;;[.N76];IF([.F76]=&quot;x&quot;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7]=&quot;x&quot;; [.K77];IF([.C77]=&quot;x&quot;;[.L77];IF([.D77]=&quot;x&quot;;[.M77];IF([.E77]=&quot;x&quot;;[.N77];IF([.F77]=&quot;x&quot;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8]=&quot;x&quot;; [.K78];IF([.C78]=&quot;x&quot;;[.L78];IF([.D78]=&quot;x&quot;;[.M78];IF([.E78]=&quot;x&quot;;[.N78];IF([.F78]=&quot;x&quot;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9]=&quot;x&quot;; [.K79];IF([.C79]=&quot;x&quot;;[.L79];IF([.D79]=&quot;x&quot;;[.M79];IF([.E79]=&quot;x&quot;;[.N79];IF([.F79]=&quot;x&quot;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0]=&quot;x&quot;; [.K80];IF([.C80]=&quot;x&quot;;[.L80];IF([.D80]=&quot;x&quot;;[.M80];IF([.E80]=&quot;x&quot;;[.N80];IF([.F80]=&quot;x&quot;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1]=&quot;x&quot;; [.K81];IF([.C81]=&quot;x&quot;;[.L81];IF([.D81]=&quot;x&quot;;[.M81];IF([.E81]=&quot;x&quot;;[.N81];IF([.F81]=&quot;x&quot;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2]=&quot;x&quot;; [.K82];IF([.C82]=&quot;x&quot;;[.L82];IF([.D82]=&quot;x&quot;;[.M82];IF([.E82]=&quot;x&quot;;[.N82];IF([.F82]=&quot;x&quot;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3]=&quot;x&quot;; [.K83];IF([.C83]=&quot;x&quot;;[.L83];IF([.D83]=&quot;x&quot;;[.M83];IF([.E83]=&quot;x&quot;;[.N83];IF([.F83]=&quot;x&quot;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4]=&quot;x&quot;; [.K84];IF([.C84]=&quot;x&quot;;[.L84];IF([.D84]=&quot;x&quot;;[.M84];IF([.E84]=&quot;x&quot;;[.N84];IF([.F84]=&quot;x&quot;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5]=&quot;x&quot;; [.K85];IF([.C85]=&quot;x&quot;;[.L85];IF([.D85]=&quot;x&quot;;[.M85];IF([.E85]=&quot;x&quot;;[.N85];IF([.F85]=&quot;x&quot;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6]=&quot;x&quot;; [.K86];IF([.C86]=&quot;x&quot;;[.L86];IF([.D86]=&quot;x&quot;;[.M86];IF([.E86]=&quot;x&quot;;[.N86];IF([.F86]=&quot;x&quot;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7]=&quot;x&quot;; [.K87];IF([.C87]=&quot;x&quot;;[.L87];IF([.D87]=&quot;x&quot;;[.M87];IF([.E87]=&quot;x&quot;;[.N87];IF([.F87]=&quot;x&quot;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8]=&quot;x&quot;; [.K88];IF([.C88]=&quot;x&quot;;[.L88];IF([.D88]=&quot;x&quot;;[.M88];IF([.E88]=&quot;x&quot;;[.N88];IF([.F88]=&quot;x&quot;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9]=&quot;x&quot;; [.K89];IF([.C89]=&quot;x&quot;;[.L89];IF([.D89]=&quot;x&quot;;[.M89];IF([.E89]=&quot;x&quot;;[.N89];IF([.F89]=&quot;x&quot;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0]=&quot;x&quot;; [.K90];IF([.C90]=&quot;x&quot;;[.L90];IF([.D90]=&quot;x&quot;;[.M90];IF([.E90]=&quot;x&quot;;[.N90];IF([.F90]=&quot;x&quot;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1]=&quot;x&quot;; [.K91];IF([.C91]=&quot;x&quot;;[.L91];IF([.D91]=&quot;x&quot;;[.M91];IF([.E91]=&quot;x&quot;;[.N91];IF([.F91]=&quot;x&quot;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2]=&quot;x&quot;; [.K92];IF([.C92]=&quot;x&quot;;[.L92];IF([.D92]=&quot;x&quot;;[.M92];IF([.E92]=&quot;x&quot;;[.N92];IF([.F92]=&quot;x&quot;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3]=&quot;x&quot;; [.K93];IF([.C93]=&quot;x&quot;;[.L93];IF([.D93]=&quot;x&quot;;[.M93];IF([.E93]=&quot;x&quot;;[.N93];IF([.F93]=&quot;x&quot;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4]=&quot;x&quot;; [.K94];IF([.C94]=&quot;x&quot;;[.L94];IF([.D94]=&quot;x&quot;;[.M94];IF([.E94]=&quot;x&quot;;[.N94];IF([.F94]=&quot;x&quot;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5]=&quot;x&quot;; [.K95];IF([.C95]=&quot;x&quot;;[.L95];IF([.D95]=&quot;x&quot;;[.M95];IF([.E95]=&quot;x&quot;;[.N95];IF([.F95]=&quot;x&quot;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6]=&quot;x&quot;; [.K96];IF([.C96]=&quot;x&quot;;[.L96];IF([.D96]=&quot;x&quot;;[.M96];IF([.E96]=&quot;x&quot;;[.N96];IF([.F96]=&quot;x&quot;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7]=&quot;x&quot;; [.K97];IF([.C97]=&quot;x&quot;;[.L97];IF([.D97]=&quot;x&quot;;[.M97];IF([.E97]=&quot;x&quot;;[.N97];IF([.F97]=&quot;x&quot;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8]=&quot;x&quot;; [.K98];IF([.C98]=&quot;x&quot;;[.L98];IF([.D98]=&quot;x&quot;;[.M98];IF([.E98]=&quot;x&quot;;[.N98];IF([.F98]=&quot;x&quot;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9]=&quot;x&quot;; [.K99];IF([.C99]=&quot;x&quot;;[.L99];IF([.D99]=&quot;x&quot;;[.M99];IF([.E99]=&quot;x&quot;;[.N99];IF([.F99]=&quot;x&quot;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0]=&quot;x&quot;; [.K100];IF([.C100]=&quot;x&quot;;[.L100];IF([.D100]=&quot;x&quot;;[.M100];IF([.E100]=&quot;x&quot;;[.N100];IF([.F100]=&quot;x&quot;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1]=&quot;x&quot;; [.K101];IF([.C101]=&quot;x&quot;;[.L101];IF([.D101]=&quot;x&quot;;[.M101];IF([.E101]=&quot;x&quot;;[.N101];IF([.F101]=&quot;x&quot;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2]=&quot;x&quot;; [.K102];IF([.C102]=&quot;x&quot;;[.L102];IF([.D102]=&quot;x&quot;;[.M102];IF([.E102]=&quot;x&quot;;[.N102];IF([.F102]=&quot;x&quot;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3]=&quot;x&quot;; [.K103];IF([.C103]=&quot;x&quot;;[.L103];IF([.D103]=&quot;x&quot;;[.M103];IF([.E103]=&quot;x&quot;;[.N103];IF([.F103]=&quot;x&quot;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4]=&quot;x&quot;; [.K104];IF([.C104]=&quot;x&quot;;[.L104];IF([.D104]=&quot;x&quot;;[.M104];IF([.E104]=&quot;x&quot;;[.N104];IF([.F104]=&quot;x&quot;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5]=&quot;x&quot;; [.K105];IF([.C105]=&quot;x&quot;;[.L105];IF([.D105]=&quot;x&quot;;[.M105];IF([.E105]=&quot;x&quot;;[.N105];IF([.F105]=&quot;x&quot;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6]=&quot;x&quot;; [.K106];IF([.C106]=&quot;x&quot;;[.L106];IF([.D106]=&quot;x&quot;;[.M106];IF([.E106]=&quot;x&quot;;[.N106];IF([.F106]=&quot;x&quot;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7]=&quot;x&quot;; [.K107];IF([.C107]=&quot;x&quot;;[.L107];IF([.D107]=&quot;x&quot;;[.M107];IF([.E107]=&quot;x&quot;;[.N107];IF([.F107]=&quot;x&quot;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8]=&quot;x&quot;; [.K108];IF([.C108]=&quot;x&quot;;[.L108];IF([.D108]=&quot;x&quot;;[.M108];IF([.E108]=&quot;x&quot;;[.N108];IF([.F108]=&quot;x&quot;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9]=&quot;x&quot;; [.K109];IF([.C109]=&quot;x&quot;;[.L109];IF([.D109]=&quot;x&quot;;[.M109];IF([.E109]=&quot;x&quot;;[.N109];IF([.F109]=&quot;x&quot;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0]=&quot;x&quot;; [.K110];IF([.C110]=&quot;x&quot;;[.L110];IF([.D110]=&quot;x&quot;;[.M110];IF([.E110]=&quot;x&quot;;[.N110];IF([.F110]=&quot;x&quot;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1]=&quot;x&quot;; [.K111];IF([.C111]=&quot;x&quot;;[.L111];IF([.D111]=&quot;x&quot;;[.M111];IF([.E111]=&quot;x&quot;;[.N111];IF([.F111]=&quot;x&quot;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2]=&quot;x&quot;; [.K112];IF([.C112]=&quot;x&quot;;[.L112];IF([.D112]=&quot;x&quot;;[.M112];IF([.E112]=&quot;x&quot;;[.N112];IF([.F112]=&quot;x&quot;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3]=&quot;x&quot;; [.K113];IF([.C113]=&quot;x&quot;;[.L113];IF([.D113]=&quot;x&quot;;[.M113];IF([.E113]=&quot;x&quot;;[.N113];IF([.F113]=&quot;x&quot;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4]=&quot;x&quot;; [.K114];IF([.C114]=&quot;x&quot;;[.L114];IF([.D114]=&quot;x&quot;;[.M114];IF([.E114]=&quot;x&quot;;[.N114];IF([.F114]=&quot;x&quot;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5]=&quot;x&quot;; [.K115];IF([.C115]=&quot;x&quot;;[.L115];IF([.D115]=&quot;x&quot;;[.M115];IF([.E115]=&quot;x&quot;;[.N115];IF([.F115]=&quot;x&quot;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6]=&quot;x&quot;; [.K116];IF([.C116]=&quot;x&quot;;[.L116];IF([.D116]=&quot;x&quot;;[.M116];IF([.E116]=&quot;x&quot;;[.N116];IF([.F116]=&quot;x&quot;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7]=&quot;x&quot;; [.K117];IF([.C117]=&quot;x&quot;;[.L117];IF([.D117]=&quot;x&quot;;[.M117];IF([.E117]=&quot;x&quot;;[.N117];IF([.F117]=&quot;x&quot;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8]=&quot;x&quot;; [.K118];IF([.C118]=&quot;x&quot;;[.L118];IF([.D118]=&quot;x&quot;;[.M118];IF([.E118]=&quot;x&quot;;[.N118];IF([.F118]=&quot;x&quot;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9]=&quot;x&quot;; [.K119];IF([.C119]=&quot;x&quot;;[.L119];IF([.D119]=&quot;x&quot;;[.M119];IF([.E119]=&quot;x&quot;;[.N119];IF([.F119]=&quot;x&quot;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0]=&quot;x&quot;; [.K120];IF([.C120]=&quot;x&quot;;[.L120];IF([.D120]=&quot;x&quot;;[.M120];IF([.E120]=&quot;x&quot;;[.N120];IF([.F120]=&quot;x&quot;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1]=&quot;x&quot;; [.K121];IF([.C121]=&quot;x&quot;;[.L121];IF([.D121]=&quot;x&quot;;[.M121];IF([.E121]=&quot;x&quot;;[.N121];IF([.F121]=&quot;x&quot;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2]=&quot;x&quot;; [.K122];IF([.C122]=&quot;x&quot;;[.L122];IF([.D122]=&quot;x&quot;;[.M122];IF([.E122]=&quot;x&quot;;[.N122];IF([.F122]=&quot;x&quot;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3]=&quot;x&quot;; [.K123];IF([.C123]=&quot;x&quot;;[.L123];IF([.D123]=&quot;x&quot;;[.M123];IF([.E123]=&quot;x&quot;;[.N123];IF([.F123]=&quot;x&quot;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4]=&quot;x&quot;; [.K124];IF([.C124]=&quot;x&quot;;[.L124];IF([.D124]=&quot;x&quot;;[.M124];IF([.E124]=&quot;x&quot;;[.N124];IF([.F124]=&quot;x&quot;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5]=&quot;x&quot;; [.K125];IF([.C125]=&quot;x&quot;;[.L125];IF([.D125]=&quot;x&quot;;[.M125];IF([.E125]=&quot;x&quot;;[.N125];IF([.F125]=&quot;x&quot;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6]=&quot;x&quot;; [.K126];IF([.C126]=&quot;x&quot;;[.L126];IF([.D126]=&quot;x&quot;;[.M126];IF([.E126]=&quot;x&quot;;[.N126];IF([.F126]=&quot;x&quot;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7]=&quot;x&quot;; [.K127];IF([.C127]=&quot;x&quot;;[.L127];IF([.D127]=&quot;x&quot;;[.M127];IF([.E127]=&quot;x&quot;;[.N127];IF([.F127]=&quot;x&quot;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8]=&quot;x&quot;; [.K128];IF([.C128]=&quot;x&quot;;[.L128];IF([.D128]=&quot;x&quot;;[.M128];IF([.E128]=&quot;x&quot;;[.N128];IF([.F128]=&quot;x&quot;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9]=&quot;x&quot;; [.K129];IF([.C129]=&quot;x&quot;;[.L129];IF([.D129]=&quot;x&quot;;[.M129];IF([.E129]=&quot;x&quot;;[.N129];IF([.F129]=&quot;x&quot;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0]=&quot;x&quot;; [.K130];IF([.C130]=&quot;x&quot;;[.L130];IF([.D130]=&quot;x&quot;;[.M130];IF([.E130]=&quot;x&quot;;[.N130];IF([.F130]=&quot;x&quot;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1]=&quot;x&quot;; [.K131];IF([.C131]=&quot;x&quot;;[.L131];IF([.D131]=&quot;x&quot;;[.M131];IF([.E131]=&quot;x&quot;;[.N131];IF([.F131]=&quot;x&quot;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2]=&quot;x&quot;; [.K132];IF([.C132]=&quot;x&quot;;[.L132];IF([.D132]=&quot;x&quot;;[.M132];IF([.E132]=&quot;x&quot;;[.N132];IF([.F132]=&quot;x&quot;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3]=&quot;x&quot;; [.K133];IF([.C133]=&quot;x&quot;;[.L133];IF([.D133]=&quot;x&quot;;[.M133];IF([.E133]=&quot;x&quot;;[.N133];IF([.F133]=&quot;x&quot;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4]=&quot;x&quot;; [.K134];IF([.C134]=&quot;x&quot;;[.L134];IF([.D134]=&quot;x&quot;;[.M134];IF([.E134]=&quot;x&quot;;[.N134];IF([.F134]=&quot;x&quot;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5]=&quot;x&quot;; [.K135];IF([.C135]=&quot;x&quot;;[.L135];IF([.D135]=&quot;x&quot;;[.M135];IF([.E135]=&quot;x&quot;;[.N135];IF([.F135]=&quot;x&quot;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6]=&quot;x&quot;; [.K136];IF([.C136]=&quot;x&quot;;[.L136];IF([.D136]=&quot;x&quot;;[.M136];IF([.E136]=&quot;x&quot;;[.N136];IF([.F136]=&quot;x&quot;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7]=&quot;x&quot;; [.K137];IF([.C137]=&quot;x&quot;;[.L137];IF([.D137]=&quot;x&quot;;[.M137];IF([.E137]=&quot;x&quot;;[.N137];IF([.F137]=&quot;x&quot;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8]=&quot;x&quot;; [.K138];IF([.C138]=&quot;x&quot;;[.L138];IF([.D138]=&quot;x&quot;;[.M138];IF([.E138]=&quot;x&quot;;[.N138];IF([.F138]=&quot;x&quot;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9]=&quot;x&quot;; [.K139];IF([.C139]=&quot;x&quot;;[.L139];IF([.D139]=&quot;x&quot;;[.M139];IF([.E139]=&quot;x&quot;;[.N139];IF([.F139]=&quot;x&quot;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0]=&quot;x&quot;; [.K140];IF([.C140]=&quot;x&quot;;[.L140];IF([.D140]=&quot;x&quot;;[.M140];IF([.E140]=&quot;x&quot;;[.N140];IF([.F140]=&quot;x&quot;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1]=&quot;x&quot;; [.K141];IF([.C141]=&quot;x&quot;;[.L141];IF([.D141]=&quot;x&quot;;[.M141];IF([.E141]=&quot;x&quot;;[.N141];IF([.F141]=&quot;x&quot;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2]=&quot;x&quot;; [.K142];IF([.C142]=&quot;x&quot;;[.L142];IF([.D142]=&quot;x&quot;;[.M142];IF([.E142]=&quot;x&quot;;[.N142];IF([.F142]=&quot;x&quot;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3]=&quot;x&quot;; [.K143];IF([.C143]=&quot;x&quot;;[.L143];IF([.D143]=&quot;x&quot;;[.M143];IF([.E143]=&quot;x&quot;;[.N143];IF([.F143]=&quot;x&quot;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4]=&quot;x&quot;; [.K144];IF([.C144]=&quot;x&quot;;[.L144];IF([.D144]=&quot;x&quot;;[.M144];IF([.E144]=&quot;x&quot;;[.N144];IF([.F144]=&quot;x&quot;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5]=&quot;x&quot;; [.K145];IF([.C145]=&quot;x&quot;;[.L145];IF([.D145]=&quot;x&quot;;[.M145];IF([.E145]=&quot;x&quot;;[.N145];IF([.F145]=&quot;x&quot;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6]=&quot;x&quot;; [.K146];IF([.C146]=&quot;x&quot;;[.L146];IF([.D146]=&quot;x&quot;;[.M146];IF([.E146]=&quot;x&quot;;[.N146];IF([.F146]=&quot;x&quot;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7]=&quot;x&quot;; [.K147];IF([.C147]=&quot;x&quot;;[.L147];IF([.D147]=&quot;x&quot;;[.M147];IF([.E147]=&quot;x&quot;;[.N147];IF([.F147]=&quot;x&quot;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8]=&quot;x&quot;; [.K148];IF([.C148]=&quot;x&quot;;[.L148];IF([.D148]=&quot;x&quot;;[.M148];IF([.E148]=&quot;x&quot;;[.N148];IF([.F148]=&quot;x&quot;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9]=&quot;x&quot;; [.K149];IF([.C149]=&quot;x&quot;;[.L149];IF([.D149]=&quot;x&quot;;[.M149];IF([.E149]=&quot;x&quot;;[.N149];IF([.F149]=&quot;x&quot;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0]=&quot;x&quot;; [.K150];IF([.C150]=&quot;x&quot;;[.L150];IF([.D150]=&quot;x&quot;;[.M150];IF([.E150]=&quot;x&quot;;[.N150];IF([.F150]=&quot;x&quot;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1]=&quot;x&quot;; [.K151];IF([.C151]=&quot;x&quot;;[.L151];IF([.D151]=&quot;x&quot;;[.M151];IF([.E151]=&quot;x&quot;;[.N151];IF([.F151]=&quot;x&quot;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2]=&quot;x&quot;; [.K152];IF([.C152]=&quot;x&quot;;[.L152];IF([.D152]=&quot;x&quot;;[.M152];IF([.E152]=&quot;x&quot;;[.N152];IF([.F152]=&quot;x&quot;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3]=&quot;x&quot;; [.K153];IF([.C153]=&quot;x&quot;;[.L153];IF([.D153]=&quot;x&quot;;[.M153];IF([.E153]=&quot;x&quot;;[.N153];IF([.F153]=&quot;x&quot;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4]=&quot;x&quot;; [.K154];IF([.C154]=&quot;x&quot;;[.L154];IF([.D154]=&quot;x&quot;;[.M154];IF([.E154]=&quot;x&quot;;[.N154];IF([.F154]=&quot;x&quot;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5]=&quot;x&quot;; [.K155];IF([.C155]=&quot;x&quot;;[.L155];IF([.D155]=&quot;x&quot;;[.M155];IF([.E155]=&quot;x&quot;;[.N155];IF([.F155]=&quot;x&quot;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6]=&quot;x&quot;; [.K156];IF([.C156]=&quot;x&quot;;[.L156];IF([.D156]=&quot;x&quot;;[.M156];IF([.E156]=&quot;x&quot;;[.N156];IF([.F156]=&quot;x&quot;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7]=&quot;x&quot;; [.K157];IF([.C157]=&quot;x&quot;;[.L157];IF([.D157]=&quot;x&quot;;[.M157];IF([.E157]=&quot;x&quot;;[.N157];IF([.F157]=&quot;x&quot;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8]=&quot;x&quot;; [.K158];IF([.C158]=&quot;x&quot;;[.L158];IF([.D158]=&quot;x&quot;;[.M158];IF([.E158]=&quot;x&quot;;[.N158];IF([.F158]=&quot;x&quot;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9]=&quot;x&quot;; [.K159];IF([.C159]=&quot;x&quot;;[.L159];IF([.D159]=&quot;x&quot;;[.M159];IF([.E159]=&quot;x&quot;;[.N159];IF([.F159]=&quot;x&quot;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0]=&quot;x&quot;; [.K160];IF([.C160]=&quot;x&quot;;[.L160];IF([.D160]=&quot;x&quot;;[.M160];IF([.E160]=&quot;x&quot;;[.N160];IF([.F160]=&quot;x&quot;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1]=&quot;x&quot;; [.K161];IF([.C161]=&quot;x&quot;;[.L161];IF([.D161]=&quot;x&quot;;[.M161];IF([.E161]=&quot;x&quot;;[.N161];IF([.F161]=&quot;x&quot;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2]=&quot;x&quot;; [.K162];IF([.C162]=&quot;x&quot;;[.L162];IF([.D162]=&quot;x&quot;;[.M162];IF([.E162]=&quot;x&quot;;[.N162];IF([.F162]=&quot;x&quot;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3]=&quot;x&quot;; [.K163];IF([.C163]=&quot;x&quot;;[.L163];IF([.D163]=&quot;x&quot;;[.M163];IF([.E163]=&quot;x&quot;;[.N163];IF([.F163]=&quot;x&quot;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4]=&quot;x&quot;; [.K164];IF([.C164]=&quot;x&quot;;[.L164];IF([.D164]=&quot;x&quot;;[.M164];IF([.E164]=&quot;x&quot;;[.N164];IF([.F164]=&quot;x&quot;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5]=&quot;x&quot;; [.K165];IF([.C165]=&quot;x&quot;;[.L165];IF([.D165]=&quot;x&quot;;[.M165];IF([.E165]=&quot;x&quot;;[.N165];IF([.F165]=&quot;x&quot;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6]=&quot;x&quot;; [.K166];IF([.C166]=&quot;x&quot;;[.L166];IF([.D166]=&quot;x&quot;;[.M166];IF([.E166]=&quot;x&quot;;[.N166];IF([.F166]=&quot;x&quot;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7]=&quot;x&quot;; [.K167];IF([.C167]=&quot;x&quot;;[.L167];IF([.D167]=&quot;x&quot;;[.M167];IF([.E167]=&quot;x&quot;;[.N167];IF([.F167]=&quot;x&quot;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8]=&quot;x&quot;; [.K168];IF([.C168]=&quot;x&quot;;[.L168];IF([.D168]=&quot;x&quot;;[.M168];IF([.E168]=&quot;x&quot;;[.N168];IF([.F168]=&quot;x&quot;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9]=&quot;x&quot;; [.K169];IF([.C169]=&quot;x&quot;;[.L169];IF([.D169]=&quot;x&quot;;[.M169];IF([.E169]=&quot;x&quot;;[.N169];IF([.F169]=&quot;x&quot;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0]=&quot;x&quot;; [.K170];IF([.C170]=&quot;x&quot;;[.L170];IF([.D170]=&quot;x&quot;;[.M170];IF([.E170]=&quot;x&quot;;[.N170];IF([.F170]=&quot;x&quot;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1]=&quot;x&quot;; [.K171];IF([.C171]=&quot;x&quot;;[.L171];IF([.D171]=&quot;x&quot;;[.M171];IF([.E171]=&quot;x&quot;;[.N171];IF([.F171]=&quot;x&quot;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2]=&quot;x&quot;; [.K172];IF([.C172]=&quot;x&quot;;[.L172];IF([.D172]=&quot;x&quot;;[.M172];IF([.E172]=&quot;x&quot;;[.N172];IF([.F172]=&quot;x&quot;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3]=&quot;x&quot;; [.K173];IF([.C173]=&quot;x&quot;;[.L173];IF([.D173]=&quot;x&quot;;[.M173];IF([.E173]=&quot;x&quot;;[.N173];IF([.F173]=&quot;x&quot;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4]=&quot;x&quot;; [.K174];IF([.C174]=&quot;x&quot;;[.L174];IF([.D174]=&quot;x&quot;;[.M174];IF([.E174]=&quot;x&quot;;[.N174];IF([.F174]=&quot;x&quot;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5]=&quot;x&quot;; [.K175];IF([.C175]=&quot;x&quot;;[.L175];IF([.D175]=&quot;x&quot;;[.M175];IF([.E175]=&quot;x&quot;;[.N175];IF([.F175]=&quot;x&quot;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6]=&quot;x&quot;; [.K176];IF([.C176]=&quot;x&quot;;[.L176];IF([.D176]=&quot;x&quot;;[.M176];IF([.E176]=&quot;x&quot;;[.N176];IF([.F176]=&quot;x&quot;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7]=&quot;x&quot;; [.K177];IF([.C177]=&quot;x&quot;;[.L177];IF([.D177]=&quot;x&quot;;[.M177];IF([.E177]=&quot;x&quot;;[.N177];IF([.F177]=&quot;x&quot;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8]=&quot;x&quot;; [.K178];IF([.C178]=&quot;x&quot;;[.L178];IF([.D178]=&quot;x&quot;;[.M178];IF([.E178]=&quot;x&quot;;[.N178];IF([.F178]=&quot;x&quot;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9]=&quot;x&quot;; [.K179];IF([.C179]=&quot;x&quot;;[.L179];IF([.D179]=&quot;x&quot;;[.M179];IF([.E179]=&quot;x&quot;;[.N179];IF([.F179]=&quot;x&quot;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0]=&quot;x&quot;; [.K180];IF([.C180]=&quot;x&quot;;[.L180];IF([.D180]=&quot;x&quot;;[.M180];IF([.E180]=&quot;x&quot;;[.N180];IF([.F180]=&quot;x&quot;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1]=&quot;x&quot;; [.K181];IF([.C181]=&quot;x&quot;;[.L181];IF([.D181]=&quot;x&quot;;[.M181];IF([.E181]=&quot;x&quot;;[.N181];IF([.F181]=&quot;x&quot;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2]=&quot;x&quot;; [.K182];IF([.C182]=&quot;x&quot;;[.L182];IF([.D182]=&quot;x&quot;;[.M182];IF([.E182]=&quot;x&quot;;[.N182];IF([.F182]=&quot;x&quot;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3]=&quot;x&quot;; [.K183];IF([.C183]=&quot;x&quot;;[.L183];IF([.D183]=&quot;x&quot;;[.M183];IF([.E183]=&quot;x&quot;;[.N183];IF([.F183]=&quot;x&quot;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4]=&quot;x&quot;; [.K184];IF([.C184]=&quot;x&quot;;[.L184];IF([.D184]=&quot;x&quot;;[.M184];IF([.E184]=&quot;x&quot;;[.N184];IF([.F184]=&quot;x&quot;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5]=&quot;x&quot;; [.K185];IF([.C185]=&quot;x&quot;;[.L185];IF([.D185]=&quot;x&quot;;[.M185];IF([.E185]=&quot;x&quot;;[.N185];IF([.F185]=&quot;x&quot;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6]=&quot;x&quot;; [.K186];IF([.C186]=&quot;x&quot;;[.L186];IF([.D186]=&quot;x&quot;;[.M186];IF([.E186]=&quot;x&quot;;[.N186];IF([.F186]=&quot;x&quot;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7]=&quot;x&quot;; [.K187];IF([.C187]=&quot;x&quot;;[.L187];IF([.D187]=&quot;x&quot;;[.M187];IF([.E187]=&quot;x&quot;;[.N187];IF([.F187]=&quot;x&quot;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8]=&quot;x&quot;; [.K188];IF([.C188]=&quot;x&quot;;[.L188];IF([.D188]=&quot;x&quot;;[.M188];IF([.E188]=&quot;x&quot;;[.N188];IF([.F188]=&quot;x&quot;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9]=&quot;x&quot;; [.K189];IF([.C189]=&quot;x&quot;;[.L189];IF([.D189]=&quot;x&quot;;[.M189];IF([.E189]=&quot;x&quot;;[.N189];IF([.F189]=&quot;x&quot;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0]=&quot;x&quot;; [.K190];IF([.C190]=&quot;x&quot;;[.L190];IF([.D190]=&quot;x&quot;;[.M190];IF([.E190]=&quot;x&quot;;[.N190];IF([.F190]=&quot;x&quot;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1]=&quot;x&quot;; [.K191];IF([.C191]=&quot;x&quot;;[.L191];IF([.D191]=&quot;x&quot;;[.M191];IF([.E191]=&quot;x&quot;;[.N191];IF([.F191]=&quot;x&quot;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2]=&quot;x&quot;; [.K192];IF([.C192]=&quot;x&quot;;[.L192];IF([.D192]=&quot;x&quot;;[.M192];IF([.E192]=&quot;x&quot;;[.N192];IF([.F192]=&quot;x&quot;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3]=&quot;x&quot;; [.K193];IF([.C193]=&quot;x&quot;;[.L193];IF([.D193]=&quot;x&quot;;[.M193];IF([.E193]=&quot;x&quot;;[.N193];IF([.F193]=&quot;x&quot;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4]=&quot;x&quot;; [.K194];IF([.C194]=&quot;x&quot;;[.L194];IF([.D194]=&quot;x&quot;;[.M194];IF([.E194]=&quot;x&quot;;[.N194];IF([.F194]=&quot;x&quot;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5]=&quot;x&quot;; [.K195];IF([.C195]=&quot;x&quot;;[.L195];IF([.D195]=&quot;x&quot;;[.M195];IF([.E195]=&quot;x&quot;;[.N195];IF([.F195]=&quot;x&quot;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6]=&quot;x&quot;; [.K196];IF([.C196]=&quot;x&quot;;[.L196];IF([.D196]=&quot;x&quot;;[.M196];IF([.E196]=&quot;x&quot;;[.N196];IF([.F196]=&quot;x&quot;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7]=&quot;x&quot;; [.K197];IF([.C197]=&quot;x&quot;;[.L197];IF([.D197]=&quot;x&quot;;[.M197];IF([.E197]=&quot;x&quot;;[.N197];IF([.F197]=&quot;x&quot;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8]=&quot;x&quot;; [.K198];IF([.C198]=&quot;x&quot;;[.L198];IF([.D198]=&quot;x&quot;;[.M198];IF([.E198]=&quot;x&quot;;[.N198];IF([.F198]=&quot;x&quot;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9]=&quot;x&quot;; [.K199];IF([.C199]=&quot;x&quot;;[.L199];IF([.D199]=&quot;x&quot;;[.M199];IF([.E199]=&quot;x&quot;;[.N199];IF([.F199]=&quot;x&quot;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0]=&quot;x&quot;; [.K200];IF([.C200]=&quot;x&quot;;[.L200];IF([.D200]=&quot;x&quot;;[.M200];IF([.E200]=&quot;x&quot;;[.N200];IF([.F200]=&quot;x&quot;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1]=&quot;x&quot;; [.K201];IF([.C201]=&quot;x&quot;;[.L201];IF([.D201]=&quot;x&quot;;[.M201];IF([.E201]=&quot;x&quot;;[.N201];IF([.F201]=&quot;x&quot;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2]=&quot;x&quot;; [.K202];IF([.C202]=&quot;x&quot;;[.L202];IF([.D202]=&quot;x&quot;;[.M202];IF([.E202]=&quot;x&quot;;[.N202];IF([.F202]=&quot;x&quot;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3]=&quot;x&quot;; [.K203];IF([.C203]=&quot;x&quot;;[.L203];IF([.D203]=&quot;x&quot;;[.M203];IF([.E203]=&quot;x&quot;;[.N203];IF([.F203]=&quot;x&quot;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4]=&quot;x&quot;; [.K204];IF([.C204]=&quot;x&quot;;[.L204];IF([.D204]=&quot;x&quot;;[.M204];IF([.E204]=&quot;x&quot;;[.N204];IF([.F204]=&quot;x&quot;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5]=&quot;x&quot;; [.K205];IF([.C205]=&quot;x&quot;;[.L205];IF([.D205]=&quot;x&quot;;[.M205];IF([.E205]=&quot;x&quot;;[.N205];IF([.F205]=&quot;x&quot;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6]=&quot;x&quot;; [.K206];IF([.C206]=&quot;x&quot;;[.L206];IF([.D206]=&quot;x&quot;;[.M206];IF([.E206]=&quot;x&quot;;[.N206];IF([.F206]=&quot;x&quot;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7]=&quot;x&quot;; [.K207];IF([.C207]=&quot;x&quot;;[.L207];IF([.D207]=&quot;x&quot;;[.M207];IF([.E207]=&quot;x&quot;;[.N207];IF([.F207]=&quot;x&quot;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8]=&quot;x&quot;; [.K208];IF([.C208]=&quot;x&quot;;[.L208];IF([.D208]=&quot;x&quot;;[.M208];IF([.E208]=&quot;x&quot;;[.N208];IF([.F208]=&quot;x&quot;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9]=&quot;x&quot;; [.K209];IF([.C209]=&quot;x&quot;;[.L209];IF([.D209]=&quot;x&quot;;[.M209];IF([.E209]=&quot;x&quot;;[.N209];IF([.F209]=&quot;x&quot;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0]=&quot;x&quot;; [.K210];IF([.C210]=&quot;x&quot;;[.L210];IF([.D210]=&quot;x&quot;;[.M210];IF([.E210]=&quot;x&quot;;[.N210];IF([.F210]=&quot;x&quot;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1]=&quot;x&quot;; [.K211];IF([.C211]=&quot;x&quot;;[.L211];IF([.D211]=&quot;x&quot;;[.M211];IF([.E211]=&quot;x&quot;;[.N211];IF([.F211]=&quot;x&quot;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2]=&quot;x&quot;; [.K212];IF([.C212]=&quot;x&quot;;[.L212];IF([.D212]=&quot;x&quot;;[.M212];IF([.E212]=&quot;x&quot;;[.N212];IF([.F212]=&quot;x&quot;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3]=&quot;x&quot;; [.K213];IF([.C213]=&quot;x&quot;;[.L213];IF([.D213]=&quot;x&quot;;[.M213];IF([.E213]=&quot;x&quot;;[.N213];IF([.F213]=&quot;x&quot;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4]=&quot;x&quot;; [.K214];IF([.C214]=&quot;x&quot;;[.L214];IF([.D214]=&quot;x&quot;;[.M214];IF([.E214]=&quot;x&quot;;[.N214];IF([.F214]=&quot;x&quot;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5]=&quot;x&quot;; [.K215];IF([.C215]=&quot;x&quot;;[.L215];IF([.D215]=&quot;x&quot;;[.M215];IF([.E215]=&quot;x&quot;;[.N215];IF([.F215]=&quot;x&quot;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6]=&quot;x&quot;; [.K216];IF([.C216]=&quot;x&quot;;[.L216];IF([.D216]=&quot;x&quot;;[.M216];IF([.E216]=&quot;x&quot;;[.N216];IF([.F216]=&quot;x&quot;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7]=&quot;x&quot;; [.K217];IF([.C217]=&quot;x&quot;;[.L217];IF([.D217]=&quot;x&quot;;[.M217];IF([.E217]=&quot;x&quot;;[.N217];IF([.F217]=&quot;x&quot;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8]=&quot;x&quot;; [.K218];IF([.C218]=&quot;x&quot;;[.L218];IF([.D218]=&quot;x&quot;;[.M218];IF([.E218]=&quot;x&quot;;[.N218];IF([.F218]=&quot;x&quot;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9]=&quot;x&quot;; [.K219];IF([.C219]=&quot;x&quot;;[.L219];IF([.D219]=&quot;x&quot;;[.M219];IF([.E219]=&quot;x&quot;;[.N219];IF([.F219]=&quot;x&quot;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0]=&quot;x&quot;; [.K220];IF([.C220]=&quot;x&quot;;[.L220];IF([.D220]=&quot;x&quot;;[.M220];IF([.E220]=&quot;x&quot;;[.N220];IF([.F220]=&quot;x&quot;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1]=&quot;x&quot;; [.K221];IF([.C221]=&quot;x&quot;;[.L221];IF([.D221]=&quot;x&quot;;[.M221];IF([.E221]=&quot;x&quot;;[.N221];IF([.F221]=&quot;x&quot;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2]=&quot;x&quot;; [.K222];IF([.C222]=&quot;x&quot;;[.L222];IF([.D222]=&quot;x&quot;;[.M222];IF([.E222]=&quot;x&quot;;[.N222];IF([.F222]=&quot;x&quot;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3]=&quot;x&quot;; [.K223];IF([.C223]=&quot;x&quot;;[.L223];IF([.D223]=&quot;x&quot;;[.M223];IF([.E223]=&quot;x&quot;;[.N223];IF([.F223]=&quot;x&quot;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4]=&quot;x&quot;; [.K224];IF([.C224]=&quot;x&quot;;[.L224];IF([.D224]=&quot;x&quot;;[.M224];IF([.E224]=&quot;x&quot;;[.N224];IF([.F224]=&quot;x&quot;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5]=&quot;x&quot;; [.K225];IF([.C225]=&quot;x&quot;;[.L225];IF([.D225]=&quot;x&quot;;[.M225];IF([.E225]=&quot;x&quot;;[.N225];IF([.F225]=&quot;x&quot;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6]=&quot;x&quot;; [.K226];IF([.C226]=&quot;x&quot;;[.L226];IF([.D226]=&quot;x&quot;;[.M226];IF([.E226]=&quot;x&quot;;[.N226];IF([.F226]=&quot;x&quot;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7]=&quot;x&quot;; [.K227];IF([.C227]=&quot;x&quot;;[.L227];IF([.D227]=&quot;x&quot;;[.M227];IF([.E227]=&quot;x&quot;;[.N227];IF([.F227]=&quot;x&quot;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8]=&quot;x&quot;; [.K228];IF([.C228]=&quot;x&quot;;[.L228];IF([.D228]=&quot;x&quot;;[.M228];IF([.E228]=&quot;x&quot;;[.N228];IF([.F228]=&quot;x&quot;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9]=&quot;x&quot;; [.K229];IF([.C229]=&quot;x&quot;;[.L229];IF([.D229]=&quot;x&quot;;[.M229];IF([.E229]=&quot;x&quot;;[.N229];IF([.F229]=&quot;x&quot;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0]=&quot;x&quot;; [.K230];IF([.C230]=&quot;x&quot;;[.L230];IF([.D230]=&quot;x&quot;;[.M230];IF([.E230]=&quot;x&quot;;[.N230];IF([.F230]=&quot;x&quot;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1]=&quot;x&quot;; [.K231];IF([.C231]=&quot;x&quot;;[.L231];IF([.D231]=&quot;x&quot;;[.M231];IF([.E231]=&quot;x&quot;;[.N231];IF([.F231]=&quot;x&quot;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2]=&quot;x&quot;; [.K232];IF([.C232]=&quot;x&quot;;[.L232];IF([.D232]=&quot;x&quot;;[.M232];IF([.E232]=&quot;x&quot;;[.N232];IF([.F232]=&quot;x&quot;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3]=&quot;x&quot;; [.K233];IF([.C233]=&quot;x&quot;;[.L233];IF([.D233]=&quot;x&quot;;[.M233];IF([.E233]=&quot;x&quot;;[.N233];IF([.F233]=&quot;x&quot;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4]=&quot;x&quot;; [.K234];IF([.C234]=&quot;x&quot;;[.L234];IF([.D234]=&quot;x&quot;;[.M234];IF([.E234]=&quot;x&quot;;[.N234];IF([.F234]=&quot;x&quot;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5]=&quot;x&quot;; [.K235];IF([.C235]=&quot;x&quot;;[.L235];IF([.D235]=&quot;x&quot;;[.M235];IF([.E235]=&quot;x&quot;;[.N235];IF([.F235]=&quot;x&quot;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6]=&quot;x&quot;; [.K236];IF([.C236]=&quot;x&quot;;[.L236];IF([.D236]=&quot;x&quot;;[.M236];IF([.E236]=&quot;x&quot;;[.N236];IF([.F236]=&quot;x&quot;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7]=&quot;x&quot;; [.K237];IF([.C237]=&quot;x&quot;;[.L237];IF([.D237]=&quot;x&quot;;[.M237];IF([.E237]=&quot;x&quot;;[.N237];IF([.F237]=&quot;x&quot;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8]=&quot;x&quot;; [.K238];IF([.C238]=&quot;x&quot;;[.L238];IF([.D238]=&quot;x&quot;;[.M238];IF([.E238]=&quot;x&quot;;[.N238];IF([.F238]=&quot;x&quot;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9]=&quot;x&quot;; [.K239];IF([.C239]=&quot;x&quot;;[.L239];IF([.D239]=&quot;x&quot;;[.M239];IF([.E239]=&quot;x&quot;;[.N239];IF([.F239]=&quot;x&quot;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0]=&quot;x&quot;; [.K240];IF([.C240]=&quot;x&quot;;[.L240];IF([.D240]=&quot;x&quot;;[.M240];IF([.E240]=&quot;x&quot;;[.N240];IF([.F240]=&quot;x&quot;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1]=&quot;x&quot;; [.K241];IF([.C241]=&quot;x&quot;;[.L241];IF([.D241]=&quot;x&quot;;[.M241];IF([.E241]=&quot;x&quot;;[.N241];IF([.F241]=&quot;x&quot;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2]=&quot;x&quot;; [.K242];IF([.C242]=&quot;x&quot;;[.L242];IF([.D242]=&quot;x&quot;;[.M242];IF([.E242]=&quot;x&quot;;[.N242];IF([.F242]=&quot;x&quot;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3]=&quot;x&quot;; [.K243];IF([.C243]=&quot;x&quot;;[.L243];IF([.D243]=&quot;x&quot;;[.M243];IF([.E243]=&quot;x&quot;;[.N243];IF([.F243]=&quot;x&quot;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4]=&quot;x&quot;; [.K244];IF([.C244]=&quot;x&quot;;[.L244];IF([.D244]=&quot;x&quot;;[.M244];IF([.E244]=&quot;x&quot;;[.N244];IF([.F244]=&quot;x&quot;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5]=&quot;x&quot;; [.K245];IF([.C245]=&quot;x&quot;;[.L245];IF([.D245]=&quot;x&quot;;[.M245];IF([.E245]=&quot;x&quot;;[.N245];IF([.F245]=&quot;x&quot;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6]=&quot;x&quot;; [.K246];IF([.C246]=&quot;x&quot;;[.L246];IF([.D246]=&quot;x&quot;;[.M246];IF([.E246]=&quot;x&quot;;[.N246];IF([.F246]=&quot;x&quot;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7]=&quot;x&quot;; [.K247];IF([.C247]=&quot;x&quot;;[.L247];IF([.D247]=&quot;x&quot;;[.M247];IF([.E247]=&quot;x&quot;;[.N247];IF([.F247]=&quot;x&quot;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8]=&quot;x&quot;; [.K248];IF([.C248]=&quot;x&quot;;[.L248];IF([.D248]=&quot;x&quot;;[.M248];IF([.E248]=&quot;x&quot;;[.N248];IF([.F248]=&quot;x&quot;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9]=&quot;x&quot;; [.K249];IF([.C249]=&quot;x&quot;;[.L249];IF([.D249]=&quot;x&quot;;[.M249];IF([.E249]=&quot;x&quot;;[.N249];IF([.F249]=&quot;x&quot;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0]=&quot;x&quot;; [.K250];IF([.C250]=&quot;x&quot;;[.L250];IF([.D250]=&quot;x&quot;;[.M250];IF([.E250]=&quot;x&quot;;[.N250];IF([.F250]=&quot;x&quot;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1]=&quot;x&quot;; [.K251];IF([.C251]=&quot;x&quot;;[.L251];IF([.D251]=&quot;x&quot;;[.M251];IF([.E251]=&quot;x&quot;;[.N251];IF([.F251]=&quot;x&quot;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2]=&quot;x&quot;; [.K252];IF([.C252]=&quot;x&quot;;[.L252];IF([.D252]=&quot;x&quot;;[.M252];IF([.E252]=&quot;x&quot;;[.N252];IF([.F252]=&quot;x&quot;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3]=&quot;x&quot;; [.K253];IF([.C253]=&quot;x&quot;;[.L253];IF([.D253]=&quot;x&quot;;[.M253];IF([.E253]=&quot;x&quot;;[.N253];IF([.F253]=&quot;x&quot;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4]=&quot;x&quot;; [.K254];IF([.C254]=&quot;x&quot;;[.L254];IF([.D254]=&quot;x&quot;;[.M254];IF([.E254]=&quot;x&quot;;[.N254];IF([.F254]=&quot;x&quot;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5]=&quot;x&quot;; [.K255];IF([.C255]=&quot;x&quot;;[.L255];IF([.D255]=&quot;x&quot;;[.M255];IF([.E255]=&quot;x&quot;;[.N255];IF([.F255]=&quot;x&quot;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6]=&quot;x&quot;; [.K256];IF([.C256]=&quot;x&quot;;[.L256];IF([.D256]=&quot;x&quot;;[.M256];IF([.E256]=&quot;x&quot;;[.N256];IF([.F256]=&quot;x&quot;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7]=&quot;x&quot;; [.K257];IF([.C257]=&quot;x&quot;;[.L257];IF([.D257]=&quot;x&quot;;[.M257];IF([.E257]=&quot;x&quot;;[.N257];IF([.F257]=&quot;x&quot;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8]=&quot;x&quot;; [.K258];IF([.C258]=&quot;x&quot;;[.L258];IF([.D258]=&quot;x&quot;;[.M258];IF([.E258]=&quot;x&quot;;[.N258];IF([.F258]=&quot;x&quot;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9]=&quot;x&quot;; [.K259];IF([.C259]=&quot;x&quot;;[.L259];IF([.D259]=&quot;x&quot;;[.M259];IF([.E259]=&quot;x&quot;;[.N259];IF([.F259]=&quot;x&quot;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0]=&quot;x&quot;; [.K260];IF([.C260]=&quot;x&quot;;[.L260];IF([.D260]=&quot;x&quot;;[.M260];IF([.E260]=&quot;x&quot;;[.N260];IF([.F260]=&quot;x&quot;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1]=&quot;x&quot;; [.K261];IF([.C261]=&quot;x&quot;;[.L261];IF([.D261]=&quot;x&quot;;[.M261];IF([.E261]=&quot;x&quot;;[.N261];IF([.F261]=&quot;x&quot;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2]=&quot;x&quot;; [.K262];IF([.C262]=&quot;x&quot;;[.L262];IF([.D262]=&quot;x&quot;;[.M262];IF([.E262]=&quot;x&quot;;[.N262];IF([.F262]=&quot;x&quot;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3]=&quot;x&quot;; [.K263];IF([.C263]=&quot;x&quot;;[.L263];IF([.D263]=&quot;x&quot;;[.M263];IF([.E263]=&quot;x&quot;;[.N263];IF([.F263]=&quot;x&quot;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4]=&quot;x&quot;; [.K264];IF([.C264]=&quot;x&quot;;[.L264];IF([.D264]=&quot;x&quot;;[.M264];IF([.E264]=&quot;x&quot;;[.N264];IF([.F264]=&quot;x&quot;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5]=&quot;x&quot;; [.K265];IF([.C265]=&quot;x&quot;;[.L265];IF([.D265]=&quot;x&quot;;[.M265];IF([.E265]=&quot;x&quot;;[.N265];IF([.F265]=&quot;x&quot;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6]=&quot;x&quot;; [.K266];IF([.C266]=&quot;x&quot;;[.L266];IF([.D266]=&quot;x&quot;;[.M266];IF([.E266]=&quot;x&quot;;[.N266];IF([.F266]=&quot;x&quot;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7]=&quot;x&quot;; [.K267];IF([.C267]=&quot;x&quot;;[.L267];IF([.D267]=&quot;x&quot;;[.M267];IF([.E267]=&quot;x&quot;;[.N267];IF([.F267]=&quot;x&quot;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8]=&quot;x&quot;; [.K268];IF([.C268]=&quot;x&quot;;[.L268];IF([.D268]=&quot;x&quot;;[.M268];IF([.E268]=&quot;x&quot;;[.N268];IF([.F268]=&quot;x&quot;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9]=&quot;x&quot;; [.K269];IF([.C269]=&quot;x&quot;;[.L269];IF([.D269]=&quot;x&quot;;[.M269];IF([.E269]=&quot;x&quot;;[.N269];IF([.F269]=&quot;x&quot;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0]=&quot;x&quot;; [.K270];IF([.C270]=&quot;x&quot;;[.L270];IF([.D270]=&quot;x&quot;;[.M270];IF([.E270]=&quot;x&quot;;[.N270];IF([.F270]=&quot;x&quot;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1]=&quot;x&quot;; [.K271];IF([.C271]=&quot;x&quot;;[.L271];IF([.D271]=&quot;x&quot;;[.M271];IF([.E271]=&quot;x&quot;;[.N271];IF([.F271]=&quot;x&quot;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2]=&quot;x&quot;; [.K272];IF([.C272]=&quot;x&quot;;[.L272];IF([.D272]=&quot;x&quot;;[.M272];IF([.E272]=&quot;x&quot;;[.N272];IF([.F272]=&quot;x&quot;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3]=&quot;x&quot;; [.K273];IF([.C273]=&quot;x&quot;;[.L273];IF([.D273]=&quot;x&quot;;[.M273];IF([.E273]=&quot;x&quot;;[.N273];IF([.F273]=&quot;x&quot;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4]=&quot;x&quot;; [.K274];IF([.C274]=&quot;x&quot;;[.L274];IF([.D274]=&quot;x&quot;;[.M274];IF([.E274]=&quot;x&quot;;[.N274];IF([.F274]=&quot;x&quot;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5]=&quot;x&quot;; [.K275];IF([.C275]=&quot;x&quot;;[.L275];IF([.D275]=&quot;x&quot;;[.M275];IF([.E275]=&quot;x&quot;;[.N275];IF([.F275]=&quot;x&quot;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6]=&quot;x&quot;; [.K276];IF([.C276]=&quot;x&quot;;[.L276];IF([.D276]=&quot;x&quot;;[.M276];IF([.E276]=&quot;x&quot;;[.N276];IF([.F276]=&quot;x&quot;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7]=&quot;x&quot;; [.K277];IF([.C277]=&quot;x&quot;;[.L277];IF([.D277]=&quot;x&quot;;[.M277];IF([.E277]=&quot;x&quot;;[.N277];IF([.F277]=&quot;x&quot;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8]=&quot;x&quot;; [.K278];IF([.C278]=&quot;x&quot;;[.L278];IF([.D278]=&quot;x&quot;;[.M278];IF([.E278]=&quot;x&quot;;[.N278];IF([.F278]=&quot;x&quot;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9]=&quot;x&quot;; [.K279];IF([.C279]=&quot;x&quot;;[.L279];IF([.D279]=&quot;x&quot;;[.M279];IF([.E279]=&quot;x&quot;;[.N279];IF([.F279]=&quot;x&quot;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0]=&quot;x&quot;; [.K280];IF([.C280]=&quot;x&quot;;[.L280];IF([.D280]=&quot;x&quot;;[.M280];IF([.E280]=&quot;x&quot;;[.N280];IF([.F280]=&quot;x&quot;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1]=&quot;x&quot;; [.K281];IF([.C281]=&quot;x&quot;;[.L281];IF([.D281]=&quot;x&quot;;[.M281];IF([.E281]=&quot;x&quot;;[.N281];IF([.F281]=&quot;x&quot;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2]=&quot;x&quot;; [.K282];IF([.C282]=&quot;x&quot;;[.L282];IF([.D282]=&quot;x&quot;;[.M282];IF([.E282]=&quot;x&quot;;[.N282];IF([.F282]=&quot;x&quot;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3]=&quot;x&quot;; [.K283];IF([.C283]=&quot;x&quot;;[.L283];IF([.D283]=&quot;x&quot;;[.M283];IF([.E283]=&quot;x&quot;;[.N283];IF([.F283]=&quot;x&quot;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4]=&quot;x&quot;; [.K284];IF([.C284]=&quot;x&quot;;[.L284];IF([.D284]=&quot;x&quot;;[.M284];IF([.E284]=&quot;x&quot;;[.N284];IF([.F284]=&quot;x&quot;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5]=&quot;x&quot;; [.K285];IF([.C285]=&quot;x&quot;;[.L285];IF([.D285]=&quot;x&quot;;[.M285];IF([.E285]=&quot;x&quot;;[.N285];IF([.F285]=&quot;x&quot;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6]=&quot;x&quot;; [.K286];IF([.C286]=&quot;x&quot;;[.L286];IF([.D286]=&quot;x&quot;;[.M286];IF([.E286]=&quot;x&quot;;[.N286];IF([.F286]=&quot;x&quot;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7]=&quot;x&quot;; [.K287];IF([.C287]=&quot;x&quot;;[.L287];IF([.D287]=&quot;x&quot;;[.M287];IF([.E287]=&quot;x&quot;;[.N287];IF([.F287]=&quot;x&quot;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8]=&quot;x&quot;; [.K288];IF([.C288]=&quot;x&quot;;[.L288];IF([.D288]=&quot;x&quot;;[.M288];IF([.E288]=&quot;x&quot;;[.N288];IF([.F288]=&quot;x&quot;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9]=&quot;x&quot;; [.K289];IF([.C289]=&quot;x&quot;;[.L289];IF([.D289]=&quot;x&quot;;[.M289];IF([.E289]=&quot;x&quot;;[.N289];IF([.F289]=&quot;x&quot;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0]=&quot;x&quot;; [.K290];IF([.C290]=&quot;x&quot;;[.L290];IF([.D290]=&quot;x&quot;;[.M290];IF([.E290]=&quot;x&quot;;[.N290];IF([.F290]=&quot;x&quot;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1]=&quot;x&quot;; [.K291];IF([.C291]=&quot;x&quot;;[.L291];IF([.D291]=&quot;x&quot;;[.M291];IF([.E291]=&quot;x&quot;;[.N291];IF([.F291]=&quot;x&quot;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2]=&quot;x&quot;; [.K292];IF([.C292]=&quot;x&quot;;[.L292];IF([.D292]=&quot;x&quot;;[.M292];IF([.E292]=&quot;x&quot;;[.N292];IF([.F292]=&quot;x&quot;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3]=&quot;x&quot;; [.K293];IF([.C293]=&quot;x&quot;;[.L293];IF([.D293]=&quot;x&quot;;[.M293];IF([.E293]=&quot;x&quot;;[.N293];IF([.F293]=&quot;x&quot;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4]=&quot;x&quot;; [.K294];IF([.C294]=&quot;x&quot;;[.L294];IF([.D294]=&quot;x&quot;;[.M294];IF([.E294]=&quot;x&quot;;[.N294];IF([.F294]=&quot;x&quot;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5]=&quot;x&quot;; [.K295];IF([.C295]=&quot;x&quot;;[.L295];IF([.D295]=&quot;x&quot;;[.M295];IF([.E295]=&quot;x&quot;;[.N295];IF([.F295]=&quot;x&quot;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6]=&quot;x&quot;; [.K296];IF([.C296]=&quot;x&quot;;[.L296];IF([.D296]=&quot;x&quot;;[.M296];IF([.E296]=&quot;x&quot;;[.N296];IF([.F296]=&quot;x&quot;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7]=&quot;x&quot;; [.K297];IF([.C297]=&quot;x&quot;;[.L297];IF([.D297]=&quot;x&quot;;[.M297];IF([.E297]=&quot;x&quot;;[.N297];IF([.F297]=&quot;x&quot;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8]=&quot;x&quot;; [.K298];IF([.C298]=&quot;x&quot;;[.L298];IF([.D298]=&quot;x&quot;;[.M298];IF([.E298]=&quot;x&quot;;[.N298];IF([.F298]=&quot;x&quot;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9]=&quot;x&quot;; [.K299];IF([.C299]=&quot;x&quot;;[.L299];IF([.D299]=&quot;x&quot;;[.M299];IF([.E299]=&quot;x&quot;;[.N299];IF([.F299]=&quot;x&quot;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0]=&quot;x&quot;; [.K300];IF([.C300]=&quot;x&quot;;[.L300];IF([.D300]=&quot;x&quot;;[.M300];IF([.E300]=&quot;x&quot;;[.N300];IF([.F300]=&quot;x&quot;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1]=&quot;x&quot;; [.K301];IF([.C301]=&quot;x&quot;;[.L301];IF([.D301]=&quot;x&quot;;[.M301];IF([.E301]=&quot;x&quot;;[.N301];IF([.F301]=&quot;x&quot;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2]=&quot;x&quot;; [.K302];IF([.C302]=&quot;x&quot;;[.L302];IF([.D302]=&quot;x&quot;;[.M302];IF([.E302]=&quot;x&quot;;[.N302];IF([.F302]=&quot;x&quot;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3]=&quot;x&quot;; [.K303];IF([.C303]=&quot;x&quot;;[.L303];IF([.D303]=&quot;x&quot;;[.M303];IF([.E303]=&quot;x&quot;;[.N303];IF([.F303]=&quot;x&quot;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4]=&quot;x&quot;; [.K304];IF([.C304]=&quot;x&quot;;[.L304];IF([.D304]=&quot;x&quot;;[.M304];IF([.E304]=&quot;x&quot;;[.N304];IF([.F304]=&quot;x&quot;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table:style-name="ce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style-name="ce5" office:value-type="string" calcext:value-type="string">
            <text:p>-----</text:p>
          </table:table-cell>
          <table:table-cell table:number-columns-repeated="4" office:value-type="string" calcext:value-type="string">
            <text:p>-----</text:p>
          </table:table-cell>
          <table:table-cell table:number-columns-repeated="2" table:style-name="ce8" office:value-type="string" calcext:value-type="string">
            <text:p>-----</text:p>
          </table:table-cell>
        </table:table-row>
        <table:table-row table:style-name="ro4">
          <table:table-cell/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office:value-type="string" calcext:value-type="string">
            <text:p><text:span text:style-name="T1">Items from the TedoneItemAssignmentTable spreadsheet downloaded from</text:span> the page <text:span text:style-name="T2">at https://ipip.ori.org/ItemAssignmentTable.htm</text:span> on May 23, 2020</text:p>
          </table:table-cell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Meaning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ORG.LIBREOFFICE.RAWSUBTRACT( [.D313];30);3)" office:value-type="float" office:value="-10" calcext:value-type="float">
            <text:p>-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Anger</text:p>
          </table:table-cell>
          <table:covered-table-cell table:style-name="ce28"/>
          <table:table-cell table:style-name="ce5" table:formula="of:=SUM([.P40]+[.P44]+[.P92]+[.P129]+[.P228]+[.P232]+[.P248]+[.P261]+[.P300]+[.P301])" office:value-type="float" office:value="0" calcext:value-type="float">
            <text:p>0</text:p>
          </table:table-cell>
          <table:table-cell table:style-name="ce5" table:formula="of:=PRODUCT(2;ORG.LIBREOFFICE.RAWSUBTRACT( [.D314];5))" office:value-type="float" office:value="-10" calcext:value-type="float">
            <text:p>-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Anxiety</text:p>
          </table:table-cell>
          <table:covered-table-cell table:style-name="ce28"/>
          <table:table-cell table:style-name="ce5" table:formula="of:=SUM([.P12]+[.P19]+[.P37]+[.P47]+[.P97]+[.P126]+[.P178]+[.P202]+[.P236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Depression</text:p>
          </table:table-cell>
          <table:covered-table-cell table:style-name="ce28"/>
          <table:table-cell table:style-name="ce5" table:formula="of:=SUM([.P10]+[.P27]+[.P74]+[.P128]+[.P162]+[.P197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Immoderation</text:p>
          </table:table-cell>
          <table:covered-table-cell table:style-name="ce28"/>
          <table:table-cell table:style-name="ce5" table:formula="of:=SUM([.P45]+[.P83]+[.P87]+[.P106]+[.P141]+[.P156]+[.P204]+[.P205]+[.P254]+[.P262])" office:value-type="float" office:value="0" calcext:value-type="float">
            <text:p>0</text:p>
          </table:table-cell>
          <table:table-cell table:style-name="ce5" table:formula="of:=PRODUCT(2;ORG.LIBREOFFICE.RAWSUBTRACT( [.D317];5))" office:value-type="float" office:value="-10" calcext:value-type="float">
            <text:p>-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0]+[.P49]+[.P58]+[.P90]+[.P110]+[.P125]+[.P168]+[.P214]+[.P215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Vulnerability</text:p>
          </table:table-cell>
          <table:covered-table-cell table:style-name="ce28"/>
          <table:table-cell table:style-name="ce5" table:formula="of:=SUM([.P21]+[.P53]+[.P63]+[.P193]+[.P208]+[.P218]+[.P243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2" table:formula="of:=QUOTIENT(ORG.LIBREOFFICE.RAWSUBTRACT( [.D321];30);3)" office:value-type="float" office:value="-10" calcext:value-type="float">
            <text:p>-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ctivity-Level</text:p>
          </table:table-cell>
          <table:covered-table-cell table:style-name="ce28"/>
          <table:table-cell table:style-name="ce5" table:formula="of:=SUM([.P16]+[.P46]+[.P75]+[.P76]+[.P91]+[.P167]+[.P212]+[.P252]+[.P260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ssertiveness</text:p>
          </table:table-cell>
          <table:covered-table-cell table:style-name="ce28"/>
          <table:table-cell table:style-name="ce5" table:formula="of:=SUM([.P51]+[.P68]+[.P81]+[.P101]+[.P119]+[.P132]+[.P182]+[.P268]+[.P279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heerfulness</text:p>
          </table:table-cell>
          <table:covered-table-cell table:style-name="ce28"/>
          <table:table-cell table:style-name="ce5" table:formula="of:=SUM([.P5]+[.P13]+[.P79]+[.P89]+[.P99]+[.P131]+[.P222]+[.P245]+[.P264]+[.P275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Excitement-Seeking</text:p>
          </table:table-cell>
          <table:covered-table-cell table:style-name="ce28"/>
          <table:table-cell table:style-name="ce5" table:formula="of:=SUM([.P11]+[.P147]+[.P164]+[.P174]+[.P175]+[.P213]+[.P227]+[.P270]+[.P291]+[.P296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Friendliness</text:p>
          </table:table-cell>
          <table:covered-table-cell table:style-name="ce28"/>
          <table:table-cell table:style-name="ce5" table:formula="of:=SUM([.P23]+[.P35]+[.P43]+[.P60]+[.P82]+[.P136]+[.P189]+[.P192]+[.P250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Gregariousness</text:p>
          </table:table-cell>
          <table:covered-table-cell table:style-name="ce28"/>
          <table:table-cell table:style-name="ce5" table:formula="of:=SUM([.P22]+[.P108]+[.P143]+[.P152]+[.P160]+[.P188]+[.P211]+[.P269]+[.P272]+[.P292])" office:value-type="float" office:value="0" calcext:value-type="float">
            <text:p>0</text:p>
          </table:table-cell>
          <table:table-cell table:style-name="ce5" table:formula="of:=PRODUCT(2;ORG.LIBREOFFICE.RAWSUBTRACT( [.D327];5))" office:value-type="float" office:value="-10" calcext:value-type="float">
            <text:p>-1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23" table:number-columns-spanned="2" table:number-rows-spanned="1"/>
          <table:covered-table-cell table:style-name="ce23"/>
          <table:table-cell table:style-name="ce32" table:formula="of:=SUM([.D330:.D335])" office:value-type="float" office:value="0" calcext:value-type="float">
            <text:p>0</text:p>
          </table:table-cell>
          <table:table-cell table:style-name="ce32" table:formula="of:=QUOTIENT(ORG.LIBREOFFICE.RAWSUBTRACT( [.D329];30);3)" office:value-type="float" office:value="-10" calcext:value-type="float">
            <text:p>-1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dventurousness</text:p>
          </table:table-cell>
          <table:covered-table-cell table:style-name="ce28"/>
          <table:table-cell table:style-name="ce5" table:formula="of:=SUM([.P41]+[.P98]+[.P100]+[.P117]+[.P133]+[.P144]+[.P149]+[.P169]+[.P220]+[.P294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esthetic Appreciation</text:p>
          </table:table-cell>
          <table:covered-table-cell table:style-name="ce28"/>
          <table:table-cell table:style-name="ce5" table:formula="of:=SUM([.P25]+[.P32]+[.P48]+[.P85]+[.P93]+[.P140]+[.P191]+[.P196]+[.P226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Emotionality</text:p>
          </table:table-cell>
          <table:covered-table-cell table:style-name="ce28"/>
          <table:table-cell table:style-name="ce5" table:formula="of:=SUM([.P50]+[.P55]+[.P121]+[.P179]+[.P200]+[.P206]+[.P207]+[.P219]+[.P233]+[.P244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Imagination</text:p>
          </table:table-cell>
          <table:covered-table-cell table:style-name="ce28"/>
          <table:table-cell table:style-name="ce5" table:formula="of:=SUM([.P73]+[.P151]+[.P155]+[.P187]+[.P216]+[.P221]+[.P223]+[.P258]+[.P271]+[.P293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Intellect</text:p>
          </table:table-cell>
          <table:covered-table-cell table:style-name="ce28"/>
          <table:table-cell table:style-name="ce5" table:formula="of:=SUM([.P7]+[.P8]+[.P14]+[.P105]+[.P107]+[.P130]+[.P139]+[.P256]+[.P280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Liberalism</text:p>
          </table:table-cell>
          <table:covered-table-cell table:style-name="ce28"/>
          <table:table-cell table:style-name="ce5" table:formula="of:=SUM([.P6]+[.P34]+[.P56]+[.P94]+[.P112]+[.P148]+[.P157]+[.P210]+[.P240]+[.P274])" office:value-type="float" office:value="0" calcext:value-type="float">
            <text:p>0</text:p>
          </table:table-cell>
          <table:table-cell table:style-name="ce5" table:formula="of:=PRODUCT(2;ORG.LIBREOFFICE.RAWSUBTRACT( [.D335];5))" office:value-type="float" office:value="-10" calcext:value-type="float">
            <text:p>-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21"/>
          <table:table-cell table:style-name="ce28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23"/>
          <table:table-cell table:style-name="ce32" table:formula="of:=SUM([.D338:.D343])" office:value-type="float" office:value="0" calcext:value-type="float">
            <text:p>0</text:p>
          </table:table-cell>
          <table:table-cell table:style-name="ce32" table:formula="of:=QUOTIENT(ORG.LIBREOFFICE.RAWSUBTRACT( [.D337];30);3)" office:value-type="float" office:value="-10" calcext:value-type="float">
            <text:p>-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ltruism</text:p>
          </table:table-cell>
          <table:covered-table-cell table:style-name="ce28"/>
          <table:table-cell table:style-name="ce5" table:formula="of:=SUM([.P18]+[.P52]+[.P57]+[.P70]+[.P142]+[.P150]+[.P173]+[.P194]+[.P199]+[.P239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ooperation</text:p>
          </table:table-cell>
          <table:covered-table-cell table:style-name="ce28"/>
          <table:table-cell table:style-name="ce5" table:formula="of:=SUM([.P72]+[.P86]+[.P96]+[.P120]+[.P138]+[.P166]+[.P185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Modesty/Humility</text:p>
          </table:table-cell>
          <table:covered-table-cell table:style-name="ce28"/>
          <table:table-cell table:style-name="ce5" table:formula="of:=SUM([.P54]+[.P80]+[.P153]+[.P234]+[.P237]+[.P241]+[.P266]+[.P267]+[.P284]+[.P286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Morality</text:p>
          </table:table-cell>
          <table:covered-table-cell table:style-name="ce28"/>
          <table:table-cell table:style-name="ce5" table:formula="of:=SUM([.P9]+[.P64]+[.P78]+[.P122]+[.P123]+[.P127]+[.P145]+[.P158]+[.P229]+[.P263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ympathy</text:p>
          </table:table-cell>
          <table:covered-table-cell table:style-name="ce28"/>
          <table:table-cell table:style-name="ce5" table:formula="of:=SUM([.P109]+[.P111]+[.P114]+[.P118]+[.P137]+[.P161]+[.P176]+[.P184]+[.P295]+[.P303])" office:value-type="float" office:value="0" calcext:value-type="float">
            <text:p>0</text:p>
          </table:table-cell>
          <table:table-cell table:style-name="ce5" table:formula="of:=PRODUCT(2;ORG.LIBREOFFICE.RAWSUBTRACT( [.D342];5))" office:value-type="float" office:value="-10" calcext:value-type="float">
            <text:p>-1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Trust</text:p>
          </table:table-cell>
          <table:covered-table-cell table:style-name="ce28"/>
          <table:table-cell table:style-name="ce5" table:formula="of:=SUM([.P17]+[.P39]+[.P61]+[.P65]+[.P67]+[.P84]+[.P124]+[.P163]+[.P255]+[.P283])" office:value-type="float" office:value="0" calcext:value-type="float">
            <text:p>0</text:p>
          </table:table-cell>
          <table:table-cell table:style-name="ce5" table:formula="of:=PRODUCT(2;ORG.LIBREOFFICE.RAWSUBTRACT( [.D343];5))" office:value-type="float" office:value="-10" calcext:value-type="float">
            <text:p>-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/>
          <table:table-cell table:style-name="ce28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23" table:number-columns-spanned="2" table:number-rows-spanned="1"/>
          <table:covered-table-cell table:style-name="ce23"/>
          <table:table-cell table:style-name="ce32" table:formula="of:=SUM([.D346:.D351])" office:value-type="float" office:value="19" calcext:value-type="float">
            <text:p>19</text:p>
          </table:table-cell>
          <table:table-cell table:style-name="ce32" table:formula="of:=QUOTIENT(ORG.LIBREOFFICE.RAWSUBTRACT( [.D345];30);3)" office:value-type="float" office:value="-3" calcext:value-type="float">
            <text:p>-3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chievement-Striving</text:p>
          </table:table-cell>
          <table:covered-table-cell table:style-name="ce28"/>
          <table:table-cell table:style-name="ce5" table:formula="of:=SUM([.P15]+[.P26]+[.P36]+[.P42]+[.P71]+[.P88]+[.P159]+[.P171]+[.P257]+[.P299])" office:value-type="float" office:value="15" calcext:value-type="float">
            <text:p>15</text:p>
          </table:table-cell>
          <table:table-cell table:style-name="ce5" table:formula="of:=PRODUCT(2;ORG.LIBREOFFICE.RAWSUBTRACT( [.D346];5))" office:value-type="float" office:value="20" calcext:value-type="float">
            <text:p>2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autiousness</text:p>
          </table:table-cell>
          <table:covered-table-cell table:style-name="ce28"/>
          <table:table-cell table:style-name="ce5" table:formula="of:=SUM([.P42]+[.P128]+[.P163]+[.P172]+[.P180]+[.P208]+[.P231]+[.P289]+[.P292]+[.P312])" office:value-type="float" office:value="4" calcext:value-type="float">
            <text:p>4</text:p>
          </table:table-cell>
          <table:table-cell table:style-name="ce5" table:formula="of:=PRODUCT(2;ORG.LIBREOFFICE.RAWSUBTRACT( [.D347];5))" office:value-type="float" office:value="-2" calcext:value-type="float">
            <text:p>-2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Dutifulness</text:p>
          </table:table-cell>
          <table:covered-table-cell table:style-name="ce28"/>
          <table:table-cell table:style-name="ce5" table:formula="of:=SUM([.P43]+[.P129]+[.P164]+[.P173]+[.P181]+[.P209]+[.P232]+[.P290]+[.P293]+[.P313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Orderliness</text:p>
          </table:table-cell>
          <table:covered-table-cell table:style-name="ce28"/>
          <table:table-cell table:style-name="ce5" table:formula="of:=SUM([.P44]+[.P130]+[.P165]+[.P174]+[.P182]+[.P210]+[.P233]+[.P291]+[.P294]+[.P314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Discipline</text:p>
          </table:table-cell>
          <table:covered-table-cell table:style-name="ce28"/>
          <table:table-cell table:style-name="ce5" table:formula="of:=SUM([.P45]+[.P131]+[.P166]+[.P175]+[.P183]+[.P211]+[.P234]+[.P292]+[.P295]+[.P315])" office:value-type="float" office:value="0" calcext:value-type="float">
            <text:p>0</text:p>
          </table:table-cell>
          <table:table-cell table:style-name="ce5" table:formula="of:=PRODUCT(2;ORG.LIBREOFFICE.RAWSUBTRACT( [.D350];5))" office:value-type="float" office:value="-10" calcext:value-type="float">
            <text:p>-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Efficacy</text:p>
          </table:table-cell>
          <table:covered-table-cell table:style-name="ce28"/>
          <table:table-cell table:style-name="ce5" table:formula="of:=SUM([.P46]+[.P132]+[.P167]+[.P176]+[.P184]+[.P212]+[.P235]+[.P293]+[.P296]+[.P316])" office:value-type="float" office:value="0" calcext:value-type="float">
            <text:p>0</text:p>
          </table:table-cell>
          <table:table-cell table:style-name="ce5" table:formula="of:=PRODUCT(2;ORG.LIBREOFFICE.RAWSUBTRACT( [.D351];5))" office:value-type="float" office:value="-10" calcext:value-type="float">
            <text:p>-1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1048223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0:57:06.227785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6T18:04:38.451716680</dc:date>
    <meta:editing-duration>PT7H51M56S</meta:editing-duration>
    <meta:editing-cycles>42</meta:editing-cycles>
    <meta:document-statistic meta:table-count="1" meta:cell-count="3489" meta:object-count="0"/>
  </office:meta>
</office:document-meta>
</file>